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style:paragraph-properties fo:text-align="start"/>
      <style:text-properties style:font-name="Source Code Pro" fo:font-size="24pt" style:font-size-asian="24pt" style:font-size-complex="24pt"/>
    </style:style>
    <style:style style:name="P2" style:family="paragraph">
      <loext:graphic-properties draw:fill-color="#ffffff"/>
      <style:paragraph-properties fo:text-align="start"/>
      <style:text-properties style:font-name="Source Code Pro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5cm" fo:margin-bottom="0cm" fo:text-align="center"/>
    </style:style>
    <style:style style:name="P6" style:family="paragraph">
      <style:text-properties style:font-name="Source Code Pro" fo:font-size="22pt" style:font-size-asian="22pt" style:font-size-complex="22pt"/>
    </style:style>
    <style:style style:name="P7" style:family="paragraph">
      <style:text-properties style:font-name="Source Code Pro" fo:font-size="24pt" style:font-size-asian="24pt" style:font-size-complex="24pt"/>
    </style:style>
    <style:style style:name="P8" style:family="paragraph">
      <style:text-properties style:font-name="Gabriela" fo:font-size="32pt" style:font-size-asian="32pt" style:font-size-complex="32pt"/>
    </style:style>
    <style:style style:name="P9" style:family="paragraph">
      <loext:graphic-properties draw:fill-color="#ffffff"/>
      <style:text-properties style:font-name="Gabriela" fo:font-size="32pt" style:font-size-asian="32pt" style:font-size-complex="32pt"/>
    </style:style>
    <style:style style:name="P10" style:family="paragraph">
      <style:text-properties style:font-name="Gabriela" fo:font-size="42pt" style:font-size-asian="42pt" style:font-size-complex="42pt"/>
    </style:style>
    <style:style style:name="P11" style:family="paragraph">
      <loext:graphic-properties draw:fill-color="#ffffff"/>
      <style:text-properties style:font-name="Gabriela" fo:font-size="42pt" style:font-size-asian="42pt" style:font-size-complex="42pt"/>
    </style:style>
    <style:style style:name="P12" style:family="paragraph">
      <style:paragraph-properties fo:text-align="center"/>
    </style:style>
    <style:style style:name="T1" style:family="text">
      <style:text-properties style:font-name="Source Code Pro" fo:font-size="24pt" style:font-size-asian="24pt" style:font-size-complex="24pt"/>
    </style:style>
    <style:style style:name="T2" style:family="text">
      <style:text-properties style:font-name="Source Code Pro" fo:font-size="20pt" fo:font-style="italic" style:font-size-asian="20pt" style:font-style-asian="italic" style:font-size-complex="20pt" style:font-style-complex="italic"/>
    </style:style>
    <style:style style:name="T3" style:family="text">
      <style:text-properties fo:color="#ff4000" loext:opacity="100%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Source Code Pro" fo:font-size="22pt" style:font-size-asian="22pt" style:font-size-complex="22pt"/>
    </style:style>
    <style:style style:name="T6" style:family="text">
      <style:text-properties style:font-name="Gabriela" fo:font-size="32pt" style:font-size-asian="32pt" style:font-size-complex="32pt"/>
    </style:style>
    <style:style style:name="T7" style:family="text">
      <style:text-properties style:font-name="Gabriela" fo:font-size="42pt" style:font-size-asian="42pt" style:font-size-complex="42pt"/>
    </style:style>
    <style:style style:name="T8" style:family="text">
      <style:text-properties fo:color="#5983b0" loext:opacity="100%" style:font-name="Hermit LightItalic" fo:font-style="italic" style:font-style-asian="italic" style:font-style-complex="italic"/>
    </style:style>
    <style:style style:name="T9" style:family="text">
      <style:text-properties fo:color="#5983b0" loext:opacity="100%" style:font-name="Hermit Light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ain requirements</text:p>
          </draw:text-box>
        </draw:frame>
        <draw:frame presentation:style-name="pr2" draw:text-style-name="P2" draw:layer="layout" svg:width="25.199cm" svg:height="9.134cm" svg:x="1.471cm" svg:y="4.201cm" presentation:class="subtitle" presentation:user-transformed="true">
          <draw:text-box>
            <text:p text:style-name="P1"><text:span text:style-name="T1">- Python interpreter</text:span></text:p>
            <text:p text:style-name="P1"><text:span text:style-name="T1">- An simple Editor </text:span><text:span text:style-name="T2">(I mean no autocompleting Mandatory for first 2 week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me Linux tool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4"><text:span text:style-name="T3">Graphical editors</text:span></text:p>
              </text:list-header>
              <text:list-item>
                <text:p text:style-name="P4"><text:span text:style-name="T4">Xed</text:span></text:p>
              </text:list-item>
              <text:list-item>
                <text:p text:style-name="P4"><text:span text:style-name="T4">LeafPad</text:span></text:p>
              </text:list-item>
              <text:list-item>
                <text:p text:style-name="P4"><text:span text:style-name="T4">Geany</text:span></text:p>
                <text:p text:style-name="P4"><text:span text:style-name="T3">Terminal editors</text:span></text:p>
              </text:list-item>
              <text:list-item>
                <text:p text:style-name="P4"><text:span text:style-name="T4">Emacs (Offers both graphical and terminal)</text:span></text:p>
              </text:list-item>
              <text:list-item>
                <text:p text:style-name="P4"><text:span text:style-name="T4">Vim</text:span></text:p>
              </text:list-item>
              <text:list-item>
                <text:p text:style-name="P4"><text:span text:style-name="T4">Nan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13cm" svg:x="1.4cm" svg:y="0.236cm" presentation:class="title" presentation:user-transformed="true">
          <draw:text-box>
            <text:p text:style-name="P5">Once you are familiar with some synta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Switch from simple editor to IDE (Integrated Development Envirionment)</text:p>
              </text:list-item>
              <text:list-item>
                <text:p>Few options are there,</text:p>
              </text:list-item>
              <text:list-item>
                <text:p>Pycharm (Community edition free)</text:p>
              </text:list-item>
              <text:list-item>
                <text:p>Eric python IDE</text:p>
              </text:list-item>
              <text:list-item>
                <text:p>Wing python IDE</text:p>
              </text:list-item>
              <text:list-item>
                <text:p>Pulsar ( a new editor created by Atom devs)</text:p>
                <text:p>Or you can integrate some plugins to existing text editor to make it an ID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rtual Envs in the futur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5">Once you are working with client projects you may need Virtual environments (Some IDE has by default)</text:span></text:p>
              </text:list-item>
              <text:list-item>
                <text:p text:style-name="P6"><text:span text:style-name="T5">Don't worry I got you covered in this course and help to learn virtual envs and how to use the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 Repo for sharing code with me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 text:style-name="P7"><text:span text:style-name="T1">A repo (Not for python, but for this course purpose)</text:span></text:p>
              </text:list-item>
              <text:list-item>
                <text:p text:style-name="P7"><text:span text:style-name="T1">Must have a account in GitHub or GitLab or any other repo</text:span></text:p>
              </text:list-item>
              <text:list-item>
                <text:p text:style-name="P7"><text:span text:style-name="T1">So the code can be shared without hass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5" draw:text-style-name="P9" draw:layer="layout" svg:width="25.199cm" svg:height="12.19cm" svg:x="1.401cm" svg:y="1.78cm" presentation:class="subtitle" presentation:user-transformed="true">
          <draw:text-box>
            <text:p text:style-name="P8"><text:span text:style-name="T6">Now you know what we need, Shall we start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6" draw:text-style-name="P11" draw:layer="layout" svg:width="25.199cm" svg:height="12.19cm" svg:x="1.4cm" svg:y="0.628cm" presentation:class="subtitle">
          <draw:text-box>
            <text:p text:style-name="P10"><text:span text:style-name="T7">Setu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ince I use linux, Python comes preinstalled!</text:p>
            <text:p/>
            <text:p>Check python version using</text:p>
            <text:p><text:span text:style-name="T8">python -V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12">Pyth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uppose you use a light docker image of the linux, you may need to install python 3 latest version as per distro maintainers</text:p>
              </text:list-item>
              <text:list-item>
                <text:p>For Debian based(apt):</text:p>
                <text:list>
                  <text:list-header>
                    <text:p><text:span text:style-name="T8">sudo apt install python3</text:span></text:p>
                  </text:list-header>
                </text:list>
              </text:list-item>
              <text:list-item>
                <text:p>For Fedora based(dnf):</text:p>
                <text:list>
                  <text:list-header>
                    <text:p><text:span text:style-name="T9">sudo dnf install python3</text:span></text:p>
                  </text:list-header>
                </text:list>
              </text:list-item>
              <text:list-item>
                <text:p>For BTW users(pacman):</text:p>
                <text:list>
                  <text:list-header>
                    <text:p><text:span text:style-name="T9">sudo pacman -S python3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ython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5">If you want to install specific version of python then</text:span></text:p>
              </text:list-item>
              <text:list-item>
                <text:p text:style-name="P6"><text:span text:style-name="T5">We may need to get gcc compiler and build-essential tools for manually </text:span><text:span text:style-name="T5">compiling the package in linux</text:span></text:p>
              </text:list-item>
              <text:list-item>
                <text:p text:style-name="P6"><text:span text:style-name="T5">You can get the package from https://www.python.org/ftp/python/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Hermit LightItalic" svg:font-family="'Hermit LightItalic'" style:font-family-generic="script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6:34:22.546374365</meta:creation-date>
    <dc:date>2023-03-03T06:46:15.347800860</dc:date>
    <meta:editing-duration>PT11M55S</meta:editing-duration>
    <meta:editing-cycles>1</meta:editing-cycles>
    <meta:generator>LibreOffice/7.5.0.3$Linux_X86_64 LibreOffice_project/50$Build-3</meta:generator>
    <meta:document-statistic meta:object-count="59"/>
  </office:meta>
</office:document-meta>
</file>